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中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中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臺中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6315" calcext:value-type="float">
            <text:p>6,31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496" calcext:value-type="float">
            <text:p>6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6" calcext:value-type="float">
            <text:p>6,496</text:p>
          </table:table-cell>
          <table:table-cell table:style-name="ce3" office:value-type="float" office:value="4329" calcext:value-type="float">
            <text:p>4,329</text:p>
          </table:table-cell>
          <table:table-cell table:style-name="ce3" office:value-type="float" office:value="10825" calcext:value-type="float">
            <text:p>10,825</text:p>
          </table:table-cell>
          <table:table-cell table:style-name="ce4" office:value-type="string" calcext:value-type="string">
            <text:p>60.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甲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63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孔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岷山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薰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奉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孟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銅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雅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外埔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清水區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63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鰲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靈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鹿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楊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梧棲區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59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4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簡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8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5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3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沙鹿區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56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洛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鹿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斗抵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38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犁分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晉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路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鹿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0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龍井區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58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麗水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6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8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肚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57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埔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4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7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磺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0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井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47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蔗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2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3.1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烏日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53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58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泉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竹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埧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螺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里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尾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霧峰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5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桐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63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萊園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丁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峰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后里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49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34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后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墩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墩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墩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墩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聯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眉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神岡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60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岡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前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3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岸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雅區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5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1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48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雅楓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0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64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寶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52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54.4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潭子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3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陽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62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2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家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家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家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甘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7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81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栗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聚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屯區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59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逢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逢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2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53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雅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聯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1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屯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61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8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70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48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向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3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屯區</text:p>
          </table:table-cell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2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0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2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田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后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80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0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勇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陳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0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9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57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莊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邱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川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淡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達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67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利民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藍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龍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龍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昇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平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繼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69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旱溪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0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63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積善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4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工學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太平區</text:p>
          </table:table-cell>
          <table:table-cell table:style-name="ce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59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4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5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3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勤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1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1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44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0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坪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7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高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汴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70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黃竹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里區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59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31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祥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84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元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夏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塗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47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豐原區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1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西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寮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鎌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7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田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翁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翁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翁社里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朴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石岡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岡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盛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社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湖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成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勢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3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福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詒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嵙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粵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新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茂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和平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59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5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梨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52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中市" style:display-name="PageStyle_臺中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9</meta:creation-date>
    <meta:initial-creator>Apache POI</meta:initial-creator>
    <meta:generator>LibreOffice/6.0.7.3$Linux_X86_64 LibreOffice_project/00m0$Build-3</meta:generator>
    <meta:document-statistic meta:table-count="1" meta:cell-count="11811" meta:object-count="0"/>
  </office:meta>
</office:document-meta>
</file>